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2.716cm" style:rel-column-width="7209*"/>
    </style:style>
    <style:style style:name="Tabela1.B" style:family="table-column">
      <style:table-column-properties style:column-width="4.283cm" style:rel-column-width="242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CI 069 – Administração de Empresas de Informática – Turma 2010-1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: Roberto Beraldo Chaiben</text:p>
          </table:table-cell>
          <table:table-cell table:style-name="Tabela1.B1" office:value-type="string">
            <text:p text:style-name="Table_20_Contents">GRR 20084213</text:p>
          </table:table-cell>
        </table:table-row>
        <table:table-row>
          <table:table-cell table:style-name="Tabela1.A2" office:value-type="string">
            <text:p text:style-name="Table_20_Contents">Pesquisa de três estabelecimentos empresariais de um mesmo ramo para entendimento das diferenças pela óptica dos Sete P's do <text:span text:style-name="T1">Marketing</text:span></text:p>
          </table:table-cell>
          <table:table-cell table:style-name="Tabela1.B2" office:value-type="string">
            <text:p text:style-name="Table_20_Contents">Dara: 23/03/2010</text:p>
          </table:table-cell>
        </table:table-row>
      </table:table>
      <text:p text:style-name="Standard"/>
      <text:p text:style-name="Standard"/>
      <text:p text:style-name="P1">Escolha das três empresas para análise</text:p>
      <text:p text:style-name="P1"/>
      <text:p text:style-name="P2"><text:tab/>As três empresas escolhidas foram:</text:p>
      <text:p text:style-name="Standard"/>
      <text:list xml:id="list2123227786" text:style-name="L1">
        <text:list-item>
          <text:list>
            <text:list-item>
              <text:list>
                <text:list-item>
                  <text:p text:style-name="P3">Empresa de desenvolvimento de <text:span text:style-name="T1">Softwares</text:span> e <text:span text:style-name="T1">Web Sites</text:span></text:p>
                </text:list-item>
                <text:list-item>
                  <text:p text:style-name="P3">Empresa de hospedagem de <text:span text:style-name="T1">sites</text:span></text:p>
                </text:list-item>
                <text:list-item>
                  <text:p text:style-name="P3">Empresa de venda de produtos de informática</text:p>
                </text:list-item>
              </text:list>
            </text:list-item>
          </text:list>
        </text:list-item>
      </text:list>
      <text:p text:style-name="Standard"/>
      <text:p text:style-name="P4"><text:tab/>A primeira empresa, de desenvolvimento de <text:span text:style-name="T1">softwares</text:span> e <text:span text:style-name="T1">web sites</text:span>, consiste em um empreendimento onde trabalham <text:span text:style-name="T1">web designers</text:span>, <text:span text:style-name="T1">web masters</text:span> e programadores, responsáveis pela produção de sistemas e <text:span text:style-name="T1">softwares</text:span> para seus clientes.</text:p>
      <text:p text:style-name="P4"><text:tab/>A segunda empresa, de hospedagem de <text:span text:style-name="T1">sites,</text:span> consiste em um empreendimento destinado à hospedar <text:span text:style-name="T1">web sites</text:span> de clientes. Essa empresa pode ter servidores próprios, em instalações locais ou remotas, ou possuir <text:span text:style-name="T1">hardware</text:span> alugado.</text:p>
      <text:p text:style-name="P4"><text:tab/>Já a terceira empresa, de venda de produtos de informática, é um empreendimentos mais genérico e popularmente mais conhecido que as duas empresas anteriores. Consiste em um estabelecimento destinado à exposição e à venda de produtos de informática, como computadores completos ou seus componentes isoladamente, como processadores, placas de vídeo, <text:span text:style-name="T1">mouse</text:span> e teclado.</text:p>
      <text:p text:style-name="Standard"/>
      <text:p text:style-name="P1">Análise Dos Seta P's para cada uma das empresas</text:p>
      <text:p text:style-name="Standard"/>
      <text:p text:style-name="Standard"><text:s text:c="4"/><text:span text:style-name="T2">Produto</text:span></text:p>
      <text:p text:style-name="Standard"/>
      <text:p text:style-name="P4"><text:tab/>Para a empresa de desenvolvimento, os produtos oferecidos por ela são os <text:span text:style-name="T1">softwares</text:span> desenvolvidos pelos seus funcionários, de acordo com as necessidades de seus clientes.</text:p>
      <text:p text:style-name="P4"><text:tab/>Para a empresa de hospedagem, o produto oferecido é o serviço de hospedagem de <text:span text:style-name="T1">sites</text:span>, que pode variar conforme os planos existentes, com distinções como espaço em disco, largura de banda (<text:span text:style-name="T1">bandwidth</text:span>), configurações de <text:span text:style-name="T1">hardware</text:span> e <text:span text:style-name="T1">software</text:span> etc.</text:p>
      <text:p text:style-name="P4"><text:tab/>Para a empresa de venda de produtos, as mercadorias oferecidas são computadores completos, originais de fábrica ou montados conforme especificações dos clientes e seus componentes avulsos, como monitores, teclados e <text:span text:style-name="T1">mouses</text:span>.</text:p>
      <text:p text:style-name="Standard"/>
      <text:p text:style-name="Standard"/>
      <text:p text:style-name="Standard"><text:s text:c="4"/><text:span text:style-name="T2">Promoção</text:span></text:p>
      <text:p text:style-name="Standard"/>
      <text:p text:style-name="P4"><text:tab/>Para a empresa de desenvolvimento, possíveis ações promocionais, a fim de enfatizar seus serviços e promover a comercialização e a divulgação deles, poderiam ser parceria com empresas de hospedagem de <text:span text:style-name="T1">sites</text:span>, o que reduziria o preço para o cliente manter sua página na <text:span text:style-name="T1">WEB</text:span>, exposição de material de propaganda em áreas de grande concentração empresarial, uma vez que a maioria das empresas deseja possuir um <text:span text:style-name="T1">WEB Site</text:span> para sua divulgação e até mesmo um sistema interno para controle de sues produtos e serviços.</text:p>
      <text:p text:style-name="P4"><text:tab/>Para a empresa de hospedagem, podem-se realizar parcerias com empresas de desenvolvimento de <text:span text:style-name="T1">sites</text:span>, criação de diversos planos de hospedagem, a fim de abranger clientes <text:soft-page-break/>físicos e jurídicos, com as mais diversas necessidades. Para divulgação, podem-se inserir propagandas em locais de alta concentração empresarial, da mesma forma como o empreendimento de desenvolvimento, a fim de atingir o principal público alvo: empresas que desejam publicar seus <text:span text:style-name="T1">WEB Sites</text:span>.</text:p>
      <text:p text:style-name="P4"><text:tab/>A empresa de comércio de produtos pode possuir parcerias com fabricantes de mercadorias que são vendidas em seu estabelecimento, a fim de praticar preços inferiores que os da concorrência, bem como fornecer brindes a sues clientes. A publicidade da empresa deve estar presente em locais de alta concentração de pessoas, uma vez que o público alvo é a população em geral.</text:p>
      <text:p text:style-name="Standard"/>
      <text:p text:style-name="Standard"/>
      <text:p text:style-name="Standard"><text:s text:c="4"/><text:span text:style-name="T2">Preço</text:span></text:p>
      <text:p text:style-name="Standard"/>
      <text:p text:style-name="P4"><text:tab/>Todo tipo de empreendimento deve praticar preços compatíveis com a realidade e com seus concorrentes, a fim de não perder mercado para eles.</text:p>
      <text:p text:style-name="P4"><text:tab/>A empresa de desenvolvimento pode possuir ferramentas próprias, que facilitem a criação dos software, a fim de minimizar o trabalho dos funcionários, viabilizando menor preço final ao cliente.</text:p>
      <text:p text:style-name="P4"><text:tab/>A empresa de hospedagem deve possuir diversos planos de oferta de serviço, a fim de conseguir clientes com diferentes necessidades e capital diversificado.</text:p>
      <text:p text:style-name="P4"><text:tab/>A empresa de venda de produtos deve, como qualquer outra, praticar preços compatíveis com o mercado. Com auxílio de promoções e parcerias, deve procurar valores mais baixos, com o intuito de <text:s/>minimizar o preço final dos produtos aos seus clientes.</text:p>
      <text:p text:style-name="Standard"/>
      <text:p text:style-name="Standard"><text:s text:c="4"/><text:span text:style-name="T2">Ponto</text:span></text:p>
      <text:p text:style-name="Standard"/>
      <text:p text:style-name="P4"><text:tab/>A empresa de desenvolvimento não necessita, necessariamente, de um ponto específico, uma vez que não precisa ser visualizada tão facilmente como uma empresa de vendas de produtos. Normalmente, procura-se um escritório em um prédio comercial, de fácil acesso pelos funcionários. O importante é que a publicidade esteja no local onde está o seu público alvo.</text:p>
      <text:p text:style-name="P4"><text:tab/>A empresa de hospedagem também não necessita de instalações em locais específicos. Muitas vezes nem necessita de um ponto físico para ela. No caso de uma empresa que tenha hardware próprio, é necessário um ponto amplo e seguro, a fim de encerrar todos os equipamentos de forma segura. Esse ponto não precisa ser acessível aos clientes, uma vez que não é necessário haver contato físico entre eles e a empresa. Se o empreendimento não possuir <text:span text:style-name="T1">hardware</text:span> próprio, ou seja, alugar equipamentos, muitas vezes basta um computador – podendo ser até mesmo na casa do funcionário – com o intuito de administrar remotamente os servidores.</text:p>
      <text:p text:style-name="P4"><text:tab/>A empresa de comércio de produtos de informática precisa possuir um ponto de fáceis acesso e visualização pela população, uma vez que o contato físico dos clientes com o empreendimento é total. Muitas vezes, procuram-se pontos em regiões centrais das cidades, com alto fluxo populacional.</text:p>
      <text:p text:style-name="Standard"/>
      <text:p text:style-name="Standard"/>
      <text:p text:style-name="Standard"><text:s text:c="4"/><text:span text:style-name="T2">Pessoal</text:span></text:p>
      <text:p text:style-name="Standard"/>
      <text:p text:style-name="P4"><text:tab/>A empresa de desenvolvimento deve possuir profissionais especializados em produção de sistemas, a fim de compreender e realizar as necessidades dos clientes, os quais são pessoas físicas ou jurídicas, com o intuito de divulgar seus empreendimentos, serviços, fazer auto-promoção, por meio de WEB Sites, ou facilitar e automatizar ações, por meio de <text:span text:style-name="T1">softwares</text:span> especializados.</text:p>
      <text:p text:style-name="P4"><text:tab/>A empresa de hospedagem possui funcionários com conhecimentos em administração de servidores, instalação de <text:span text:style-name="T1">softwares</text:span>, a fim de alojar os <text:span text:style-name="T1">sites</text:span> de seus clientes, que são empresas ou pessoas físicas, com o intuito de divulgar seu empreendimento ou serviço.</text:p>
      <text:p text:style-name="P4"><text:soft-page-break/><text:tab/>A empresa de venda necessita de profissionais da área comercial, que detenham conhecimentos de informática, a fim de auxiliar os clientes na decisão de compra de seus produtos. Seus consumidores são toda a população, sejam pessoas físicas ou jurídicas, a fim de adquirir mercadorias para seus empreendimentos ou residências.</text:p>
      <text:p text:style-name="Standard"/>
      <text:p text:style-name="Standard"/>
      <text:p text:style-name="Standard"><text:s text:c="4"/><text:span text:style-name="T2">Instalações Físicas</text:span></text:p>
      <text:p text:style-name="Standard"/>
      <text:p text:style-name="P4"><text:tab/>Toda empresa necessita de um local que proporcione bem-estar a seus funcionários, de maneira a estimulá-los a desempenhar seus trabalhos da melhor maneira possível.</text:p>
      <text:p text:style-name="P4"><text:tab/>A empresa de desenvolvimento possui funcionários que permanecem grande parte do tempo sentados em frente a computadores, logo, necessitam de mesas e cadeias ergonômicas, não afetando a saúde dos empregados.</text:p>
      <text:p text:style-name="P4"><text:tab/>A empresa de hospedagem precisa de servidores atualizados, com alto desempenho e tecnologias recentes.</text:p>
      <text:p text:style-name="P4"><text:tab/>A empresa de venda de mercadorias necessita de espaço para exposição de suas mercadorias, facilitando o acesso dos clientes a elas.</text:p>
      <text:p text:style-name="Standard"/>
      <text:p text:style-name="Standard"/>
      <text:p text:style-name="Standard"><text:s text:c="4"/><text:span text:style-name="T2">Gerência de Processos</text:span></text:p>
      <text:p text:style-name="Standard"/>
      <text:p text:style-name="P4"><text:tab/>A empresa de desenvolvimento deve proceder sempre consultando, primeiramente, o cliente, a fim de compreender exatamente sua necessidade. Após a especificação do trabalho por parte do cliente, a empresa deve reunir seus analistas, para definir as diretrizes do projeto. Após isso, entram os desenvolvedores, para produzir o <text:span text:style-name="T1">software</text:span>.</text:p>
      <text:p text:style-name="P4"><text:tab/>A empresa de hospedagem, após receber uma solicitação de serviço de um cliente, aguarda confirmação de pagamento inicial, para, então, iniciar a venda de seus serviços.</text:p>
      <text:p text:style-name="P4"><text:tab/>A empresa de comércio de produtos precisa atrair os clientes, que devem ser estimulados a adquirir seus produtos, com ajuda dos funcionários, que devem ser treinados a fim de saber orientar e persuadir o cl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aldo </meta:initial-creator>
    <meta:creation-date>2010-03-18T10:05:57</meta:creation-date>
    <dc:date>2010-03-20T15:54:53</dc:date>
    <dc:creator>Beraldo </dc:creator>
    <meta:editing-duration>PT06H25M21S</meta:editing-duration>
    <meta:editing-cycles>19</meta:editing-cycles>
    <meta:generator>OpenOffice.org/3.1$Unix OpenOffice.org_project/310m19$Build-9420</meta:generator>
    <meta:printed-by>Beraldo </meta:printed-by>
    <meta:print-date>2010-03-20T15:50:50</meta:print-date>
    <meta:document-statistic meta:table-count="2" meta:image-count="0" meta:object-count="0" meta:page-count="3" meta:paragraph-count="44" meta:word-count="1173" meta:character-count="7687"/>
  </office:meta>
</office:document-meta>
</file>